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729fcf" draw:gradient-step-count="0" draw:textarea-horizontal-align="justify" draw:textarea-vertical-align="middle" draw:auto-grow-height="false" fo:min-height="0.471cm" fo:min-width="0.221cm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-color="#000000" draw:textarea-horizontal-align="justify" draw:textarea-vertical-align="middle" draw:auto-grow-height="false" fo:min-height="0.155cm" fo:min-width="0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-color="#000000" draw:textarea-horizontal-align="justify" draw:textarea-vertical-align="middle" draw:auto-grow-height="false" fo:min-height="0.066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solid" draw:stroke-dash="Dashed_20__28_var_29__20_4" svg:stroke-width="0.035cm" svg:stroke-color="#000000" draw:marker-start-width="0.221cm" draw:marker-end-width="0.221cm" draw:stroke-linejoin="miter" svg:stroke-linecap="butt" draw:fill="solid" draw:fill-color="#729fcf" draw:gradient-step-count="0" draw:textarea-horizontal-align="center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Fine_20_Dashed" svg:stroke-width="0.035cm" svg:stroke-color="#000000" draw:marker-start="" draw:marker-start-width="0.252cm" draw:marker-end="" draw:marker-end-width="0.252cm" draw:stroke-linejoin="round" svg:stroke-linecap="butt" draw:fill="solid" draw:fill-color="#5983b0" draw:gradient-step-count="0" draw:textarea-horizontal-align="center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729fcf" draw:gradient-step-count="0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5983b0" draw:gradient-step-count="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067cm" svg:height="1.067cm" svg:x="0.457cm" svg:y="0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97cm" svg:x="0.967cm" svg:y="0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98cm" svg:height="0.053cm" svg:x="1.366cm" svg:y="0.5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48cm" svg:height="0.098cm" svg:x="0.967cm" svg:y="0.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97cm" svg:height="0.052cm" svg:x="0.518cm" svg:y="0.5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49cm" svg:height="0.439cm" draw:transform="skewX (-0.027401669256311) rotate (-0.839677903134472) translate (0.999cm 0.294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048cm" svg:height="0.354cm" draw:transform="skewX (0.00855211333477227) rotate (-0.678584013175395) translate (1.196cm 0.32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0.768cm" svg:height="0.762cm" draw:transform="skewX (0.00139626340159546) translate (0.0506382743779227cm 0.799642675169824cm)" svg:viewBox="0 0 769 763" svg:d="M61 587c-115-177-63-413 116-527 122-77 271-78 391-14 55 30 103 74 139 130 32 49 51 102 58 155 7 49 4 98-9 145-22 89-78 170-162 225 0 0-1 1-2 1-2 2-5 3-7 5-92 56-200 69-298 43-90-23-172-79-226-163zM310 327c-30-47-93-61-140-31s-61 93-31 140c31 47 94 60 141 30s61-92 30-139z">
          <text:p/>
        </draw:path>
        <draw:path draw:style-name="gr6" draw:text-style-name="P3" draw:layer="layout" svg:width="0.895cm" svg:height="0.292cm" draw:transform="skewX (0.00331612557878923) translate (0.704404080985371cm 1.03612178783319cm)" svg:viewBox="0 0 896 293" svg:d="M47 5l4-5h262c0 0 63 78 76 94 11-12 44-47 44-47 0 0 30 34 41 46 12-14 65-73 65-73 0 0 21 23 28 32 9-6 29-19 29-19 0 0 36 36 47 47 11-13 51-57 51-57h88l114 121-113 149h-730l-23-33c-46-79-39-184 17-255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6" draw:display-name="Gradient 6" draw:style="linear" draw:start-color="#ffffff" draw:end-color="#b2b2b2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d428" draw:end-color="#e8a202" draw:start-intensity="100%" draw:end-intensity="75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3-07T21:43:23.239024815</meta:creation-date>
    <dc:date>2019-12-08T03:11:54.908075890</dc:date>
    <meta:editing-duration>P1DT2H36M46S</meta:editing-duration>
    <meta:editing-cycles>83</meta:editing-cycles>
    <meta:generator>LibreOffice/6.3.3.2.0$Linux_X86_64 LibreOffice_project/30$Build-2</meta:generator>
    <meta:document-statistic meta:object-count="9"/>
  </office:meta>
</office:document-meta>
</file>